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One" style:family="table">
      <style:table-properties style:width="17cm" table:align="margins"/>
    </style:style>
    <style:style style:name="TableOne.A" style:family="table-column">
      <style:table-column-properties style:column-width="17cm" style:rel-column-width="65535*"/>
    </style:style>
    <style:style style:name="TableOne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70379" officeooo:paragraph-rsid="00070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One" table:style-name="TableOne">
        <table:table-column table:style-name="TableOne.A"/>
        <table:table-row>
          <table:table-cell table:style-name="TableOne.A1" office:value-type="string">
            <text:p text:style-name="P1">Cell 1-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9:52:09.035000000</meta:creation-date>
    <dc:date>2019-01-27T19:53:10.286000000</dc:date>
    <meta:editing-duration>PT1M3S</meta:editing-duration>
    <meta:editing-cycles>1</meta:editing-cycles>
    <meta:document-statistic meta:table-count="1" meta:image-count="0" meta:object-count="0" meta:page-count="1" meta:paragraph-count="1" meta:word-count="2" meta:character-count="8" meta:non-whitespace-character-count="7"/>
    <meta:generator>LibreOffice/6.0.7.3$Windows_X86_64 LibreOffice_project/dc89aa7a9eabfd848af146d5086077aeed2ae4a5</meta:generator>
  </office:meta>
</office:document-meta>
</file>